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Iterator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Iterato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ientIterato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Iterator.ClientIterator( RemoteIterator remote , Local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Iterator.getS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ient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Iterator.skip( long skipNum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lientIterator.advanc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